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style="normal" fo:font-weight="bold" style:font-style-asian="normal" style:font-weight-asian="bold" style:font-style-complex="normal" style:font-weight-complex="bold"/>
    </style:style>
    <style:style style:name="P2" style:family="paragraph" style:parent-style-name="Standard">
      <style:paragraph-properties>
        <style:tab-stops>
          <style:tab-stop style:position="5.927cm"/>
        </style:tab-stops>
      </style:paragraph-properties>
      <style:text-properties fo:font-style="normal" fo:font-weight="bold" style:font-style-asian="normal" style:font-weight-asian="bold" style:font-style-complex="normal" style:font-weight-complex="bold"/>
    </style:style>
    <style:style style:name="P3" style:family="paragraph" style:parent-style-name="Standard">
      <style:paragraph-properties>
        <style:tab-stops>
          <style:tab-stop style:position="5.927cm"/>
        </style:tab-stops>
      </style:paragraph-properties>
      <style:text-properties fo:font-style="normal" fo:font-weight="bold" officeooo:paragraph-rsid="002c94f0" style:font-style-asian="normal" style:font-weight-asian="bold" style:font-style-complex="normal" style:font-weight-complex="bold"/>
    </style:style>
    <style:style style:name="P4" style:family="paragraph" style:parent-style-name="Standard">
      <style:paragraph-properties>
        <style:tab-stops>
          <style:tab-stop style:position="5.927cm"/>
        </style:tab-stops>
      </style:paragraph-properties>
      <style:text-properties fo:font-style="normal" fo:font-weight="bold" officeooo:rsid="002b9878" officeooo:paragraph-rsid="002b9878" style:font-style-asian="normal" style:font-weight-asian="bold" style:font-style-complex="normal" style:font-weight-complex="bold"/>
    </style:style>
    <style:style style:name="P5" style:family="paragraph" style:parent-style-name="Standard">
      <style:text-properties fo:font-style="normal" fo:font-weight="bold" officeooo:rsid="002fefab" style:font-style-asian="normal" style:font-weight-asian="bold" style:font-style-complex="normal" style:font-weight-complex="bold"/>
    </style:style>
    <style:style style:name="P6" style:family="paragraph" style:parent-style-name="Standard">
      <style:paragraph-properties>
        <style:tab-stops>
          <style:tab-stop style:position="5.927cm"/>
        </style:tab-stops>
      </style:paragraph-properties>
      <style:text-properties fo:font-style="normal" fo:font-weight="bold" officeooo:rsid="002c158d" officeooo:paragraph-rsid="002c94f0" style:font-style-asian="normal" style:font-weight-asian="bold" style:font-style-complex="normal" style:font-weight-complex="bold"/>
    </style:style>
    <style:style style:name="P7" style:family="paragraph" style:parent-style-name="Standard">
      <style:text-properties fo:font-style="normal" fo:font-weight="normal" officeooo:rsid="002c94f0" officeooo:paragraph-rsid="002fefab" style:font-style-asian="normal" style:font-weight-asian="normal" style:font-style-complex="normal" style:font-weight-complex="normal"/>
    </style:style>
    <style:style style:name="P8" style:family="paragraph" style:parent-style-name="Standard">
      <style:text-properties fo:font-style="normal" fo:font-weight="normal" officeooo:rsid="0033a5f5" officeooo:paragraph-rsid="0033a5f5" style:font-style-asian="normal" style:font-weight-asian="normal" style:font-style-complex="normal" style:font-weight-complex="normal"/>
    </style:style>
    <style:style style:name="P9" style:family="paragraph" style:parent-style-name="Standard">
      <style:paragraph-properties>
        <style:tab-stops>
          <style:tab-stop style:position="5.927cm"/>
        </style:tab-stops>
      </style:paragraph-properties>
      <style:text-properties fo:font-style="normal" fo:font-weight="normal" officeooo:paragraph-rsid="002fefab" style:font-style-asian="normal" style:font-weight-asian="normal" style:font-style-complex="normal" style:font-weight-complex="normal"/>
    </style:style>
    <style:style style:name="P10" style:family="paragraph" style:parent-style-name="Standard">
      <style:paragraph-properties>
        <style:tab-stops>
          <style:tab-stop style:position="5.927cm"/>
        </style:tab-stops>
      </style:paragraph-properties>
      <style:text-properties fo:font-style="normal" fo:font-weight="normal" officeooo:rsid="003c629d" officeooo:paragraph-rsid="003c629d" style:font-style-asian="normal" style:font-weight-asian="normal" style:font-style-complex="normal" style:font-weight-complex="normal"/>
    </style:style>
    <style:style style:name="P11" style:family="paragraph" style:parent-style-name="Standard">
      <style:paragraph-properties>
        <style:tab-stops>
          <style:tab-stop style:position="5.927cm"/>
        </style:tab-stops>
      </style:paragraph-properties>
      <style:text-properties fo:font-style="normal" fo:font-weight="normal" officeooo:rsid="004516ea" officeooo:paragraph-rsid="004516ea" style:font-style-asian="normal" style:font-weight-asian="normal" style:font-style-complex="normal" style:font-weight-complex="normal"/>
    </style:style>
    <style:style style:name="P12" style:family="paragraph" style:parent-style-name="Standard">
      <style:text-properties fo:font-style="normal" fo:font-weight="normal" officeooo:rsid="0046fce6" officeooo:paragraph-rsid="0046fce6" style:font-style-asian="normal" style:font-weight-asian="normal" style:font-style-complex="normal" style:font-weight-complex="normal"/>
    </style:style>
    <style:style style:name="P13" style:family="paragraph" style:parent-style-name="Standard">
      <style:text-properties fo:font-style="normal" fo:font-weight="normal" officeooo:rsid="002fefab" officeooo:paragraph-rsid="002fefab" style:font-style-asian="normal" style:font-weight-asian="normal" style:font-style-complex="normal" style:font-weight-complex="normal"/>
    </style:style>
    <style:style style:name="P14" style:family="paragraph" style:parent-style-name="Standard">
      <style:text-properties fo:font-style="normal" fo:font-weight="normal" officeooo:rsid="00541b45" officeooo:paragraph-rsid="0046fce6" style:font-style-asian="normal" style:font-weight-asian="normal" style:font-style-complex="normal" style:font-weight-complex="normal"/>
    </style:style>
    <style:style style:name="P15" style:family="paragraph" style:parent-style-name="Standard">
      <style:text-properties fo:font-style="normal" fo:font-weight="normal" officeooo:rsid="00541b45" officeooo:paragraph-rsid="00541b45" style:font-style-asian="normal" style:font-weight-asian="normal" style:font-style-complex="normal" style:font-weight-complex="normal"/>
    </style:style>
    <style:style style:name="P16" style:family="paragraph" style:parent-style-name="Standard">
      <style:text-properties fo:font-style="normal" fo:font-weight="normal" officeooo:rsid="0054d6b9" officeooo:paragraph-rsid="0054d6b9" style:font-style-asian="normal" style:font-weight-asian="normal" style:font-style-complex="normal" style:font-weight-complex="normal"/>
    </style:style>
    <style:style style:name="P17" style:family="paragraph" style:parent-style-name="Standard">
      <style:text-properties fo:font-style="normal" fo:font-weight="normal" officeooo:rsid="00559376" officeooo:paragraph-rsid="00559376" style:font-style-asian="normal" style:font-weight-asian="normal" style:font-style-complex="normal" style:font-weight-complex="normal"/>
    </style:style>
    <style:style style:name="P18" style:family="paragraph" style:parent-style-name="Standard">
      <style:paragraph-properties>
        <style:tab-stops>
          <style:tab-stop style:position="5.927cm"/>
        </style:tab-stops>
      </style:paragraph-properties>
      <style:text-properties fo:font-style="normal" fo:font-weight="normal" officeooo:rsid="0057527a" officeooo:paragraph-rsid="0057527a" style:font-style-asian="normal" style:font-weight-asian="normal" style:font-style-complex="normal" style:font-weight-complex="normal"/>
    </style:style>
    <style:style style:name="P19" style:family="paragraph" style:parent-style-name="Standard" style:master-page-name="MP0">
      <style:paragraph-properties style:page-number="auto" fo:break-before="page"/>
      <style:text-properties fo:font-style="normal" fo:font-weight="bold" style:font-style-asian="normal" style:font-weight-asian="bold" style:font-style-complex="normal" style:font-weight-complex="bold"/>
    </style:style>
    <style:style style:name="P20" style:family="paragraph" style:parent-style-name="Standard">
      <style:text-properties fo:font-style="normal" fo:font-weight="normal" officeooo:rsid="005b2ba9" officeooo:paragraph-rsid="005b2ba9" style:font-style-asian="normal" style:font-weight-asian="normal" style:font-style-complex="normal" style:font-weight-complex="normal"/>
    </style:style>
    <style:style style:name="P21" style:family="paragraph" style:parent-style-name="Standard">
      <style:text-properties fo:font-style="normal" fo:font-weight="normal" officeooo:rsid="004fe7e7" officeooo:paragraph-rsid="004fe7e7" style:font-style-asian="normal" style:font-weight-asian="normal" style:font-style-complex="normal" style:font-weight-complex="normal"/>
    </style:style>
    <style:style style:name="P22" style:family="paragraph" style:parent-style-name="Standard">
      <style:text-properties fo:font-style="normal" fo:font-weight="normal" officeooo:rsid="005d6264" officeooo:paragraph-rsid="005d6264" style:font-style-asian="normal" style:font-weight-asian="normal" style:font-style-complex="normal" style:font-weight-complex="normal"/>
    </style:style>
    <style:style style:name="P23" style:family="paragraph" style:parent-style-name="Standard">
      <style:text-properties fo:font-style="normal" fo:font-weight="normal" officeooo:rsid="005da4aa" officeooo:paragraph-rsid="005da4aa" style:font-style-asian="normal" style:font-weight-asian="normal" style:font-style-complex="normal" style:font-weight-complex="normal"/>
    </style:style>
    <style:style style:name="P24" style:family="paragraph" style:parent-style-name="Standard">
      <style:paragraph-properties>
        <style:tab-stops>
          <style:tab-stop style:position="5.927cm"/>
        </style:tab-stops>
      </style:paragraph-properties>
      <style:text-properties fo:font-style="normal" fo:font-weight="normal" officeooo:rsid="005da4aa" officeooo:paragraph-rsid="005da4aa" style:font-style-asian="normal" style:font-weight-asian="normal" style:font-style-complex="normal" style:font-weight-complex="normal"/>
    </style:style>
    <style:style style:name="P25" style:family="paragraph" style:parent-style-name="Standard">
      <style:text-properties fo:font-style="normal" fo:font-weight="normal" officeooo:rsid="005f0705" officeooo:paragraph-rsid="005f0705" style:font-style-asian="normal" style:font-weight-asian="normal" style:font-style-complex="normal" style:font-weight-complex="normal"/>
    </style:style>
    <style:style style:name="P26" style:family="paragraph" style:parent-style-name="Standard">
      <style:paragraph-properties>
        <style:tab-stops>
          <style:tab-stop style:position="5.927cm"/>
        </style:tab-stops>
      </style:paragraph-properties>
      <style:text-properties fo:font-style="normal" fo:font-weight="normal" officeooo:rsid="005f0705" officeooo:paragraph-rsid="005f0705" style:font-style-asian="normal" style:font-weight-asian="normal" style:font-style-complex="normal" style:font-weight-complex="normal"/>
    </style:style>
    <style:style style:name="T1" style:family="text">
      <style:text-properties officeooo:rsid="0025325a"/>
    </style:style>
    <style:style style:name="T2" style:family="text">
      <style:text-properties officeooo:rsid="0026526f"/>
    </style:style>
    <style:style style:name="T3" style:family="text">
      <style:text-properties officeooo:rsid="00275fb2"/>
    </style:style>
    <style:style style:name="T4" style:family="text">
      <style:text-properties officeooo:rsid="0027ad70"/>
    </style:style>
    <style:style style:name="T5" style:family="text">
      <style:text-properties officeooo:rsid="0028c753"/>
    </style:style>
    <style:style style:name="T6" style:family="text">
      <style:text-properties officeooo:rsid="00297051"/>
    </style:style>
    <style:style style:name="T7" style:family="text">
      <style:text-properties officeooo:rsid="002a1c8e"/>
    </style:style>
    <style:style style:name="T8" style:family="text">
      <style:text-properties officeooo:rsid="002b7e45"/>
    </style:style>
    <style:style style:name="T9" style:family="text">
      <style:text-properties officeooo:rsid="002bfa6f"/>
    </style:style>
    <style:style style:name="T10" style:family="text">
      <style:text-properties officeooo:rsid="002fefab"/>
    </style:style>
    <style:style style:name="T11" style:family="text">
      <style:text-properties fo:font-weight="bold" style:font-weight-asian="bold" style:font-weight-complex="bold"/>
    </style:style>
    <style:style style:name="T12" style:family="text">
      <style:text-properties fo:font-weight="bold" officeooo:rsid="002fefab" style:font-weight-asian="bold" style:font-weight-complex="bold"/>
    </style:style>
    <style:style style:name="T13" style:family="text">
      <style:text-properties fo:font-weight="bold" officeooo:rsid="0031bf64" style:font-weight-asian="bold" style:font-weight-complex="bold"/>
    </style:style>
    <style:style style:name="T14" style:family="text">
      <style:text-properties fo:font-weight="bold" officeooo:rsid="0036f613" style:font-weight-asian="bold" style:font-weight-complex="bold"/>
    </style:style>
    <style:style style:name="T15" style:family="text">
      <style:text-properties officeooo:rsid="00598d8e"/>
    </style:style>
    <style:style style:name="T16" style:family="text">
      <style:text-properties officeooo:rsid="005d6264"/>
    </style:style>
    <style:style style:name="T17" style:family="text">
      <style:text-properties officeooo:rsid="005e4e45"/>
    </style:style>
    <style:style style:name="T18" style:family="text">
      <style:text-properties officeooo:rsid="005f07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atos: <text:span text:style-name="T1">Se observarán en las gráficas, por lo cual deben aparecer 5 gráficas de posición contra tiempo que deben verse claramente. Deben aparecer tres regiones, al inicio una “pequeña” curva y luego dos rectas, salvo variaciones en el instrumento de medida bajo las cuales se evaluará si afectan o no el análisis.</text:span></text:p>
      <text:p text:style-name="P20">Datos como puntos, <text:span text:style-name="T17">diferentes distancias de caída</text:span></text:p>
      <text:p text:style-name="P1">Cualitativo:</text:p>
      <text:p text:style-name="P1">1) <text:span text:style-name="T2">5 gráficas que deben verse claramente de x vs t, los datos deben aparecer como puntos si están en una sola gráfica debe verse con diferentes colores.</text:span></text:p>
      <text:p text:style-name="P22"/>
      <text:p text:style-name="P1">2) <text:span text:style-name="T3">Regresión lineal para la velocidad terminal seleccionando la región adecuada.</text:span></text:p>
      <text:p text:style-name="P10"/>
      <text:p text:style-name="P1">3) <text:span text:style-name="T4">Aparecen dos columnas, una para la velocidad (pendiente), otra para el cuadrado de la velocidad.</text:span></text:p>
      <text:p text:style-name="P14"/>
      <text:p text:style-name="P12"/>
      <text:p text:style-name="P1">4) <text:span text:style-name="T5">Gráfica de el número de filtros (número entero) contra la velocidad terminal, pueden aparecer en el eje x o y. Deben aparecer las unidades correctas y la explicación de porque se usó una u otra en el eje x.</text:span></text:p>
      <text:p text:style-name="P16"/>
      <text:p text:style-name="P1">5) <text:span text:style-name="T5">Gráfica de el número de filtros (número entero) contra la velocidad terminal al cuadrado, pueden aparecer en el eje x o y. Deben aparecer las unidades correctas y la explicación de porque se usó una u otra en el eje x.</text:span></text:p>
      <text:p text:style-name="P16"/>
      <text:p text:style-name="P1"/>
      <text:p text:style-name="P1">Cuantitativo</text:p>
      <text:p text:style-name="P1"/>
      <text:p text:style-name="P1">1) <text:s/><text:span text:style-name="T6">Aparecen tres regiones, al inicio una “pequeña” curva y luego dos rectas, salvo variaciones en el instrumento de medida. La región curva representa un aumento exponencial de la velocidad, la región recta un MRU <text:s/>y la región horizontal cuando ya ha caído. En la mayoría de casos que aparecieron picos se debió a una desviación de los filtros respecto a la vertical, lo cual produjo que el detector de movimiento no la detectara.</text:span></text:p>
      <text:p text:style-name="P17"/>
      <text:p text:style-name="P1">2) <text:span text:style-name="T7">De acuerdo al ejemplo 6.10 del Serway se espera que la fuerza resistiva sobre el objeto vaya como del cuadrado de la velocidad, lo cual indica que la velocidad del objeto es lo suficientemente grande y que el medio es “ligero” -laminar-. Se haya logrado o no el comportamiento esperado se evaluará principalmente cual de los coeficientes de correlación les dio más cercano a 1 para los dos casos o si han justificado lo que debe dar de forma intuitiva o cualitativa.</text:span></text:p>
      <text:p text:style-name="P25">No justifica</text:p>
      <text:p text:style-name="P7"><text:span text:style-name="T10">3) </text:span><text:span text:style-name="T12">La constante esperada debe estar en el orden de 10^-3-</text:span><text:span text:style-name="T13">10^-2</text:span><text:span text:style-name="T12"> tomando en cuenta los resultados del ejemplo 6.10. Ya sea con el modelo 1 o el dos la forma de hallar la constante debió ser:</text:span></text:p>
      <text:p text:style-name="P13"><text:span text:style-name="T11">k=pendiente*mg donde pendiente es la pendiente de las gráficas de número de filtros y m es la masa de un solo filtro de café. </text:span><text:span text:style-name="T14">La masa de un filtro es de 2*10^-3kg</text:span></text:p>
      <text:p text:style-name="P25">No tiene unidades, falta promediar</text:p>
      <text:p text:style-name="P1"><text:span text:style-name="T10">4</text:span>) <text:span text:style-name="T8">Para los dos modelos expresados en las ecuaciones (1.3) y (1.4) se encuentra que la velocidad terminal es proporcional a la masa del objeto. Esto explica en parte la diferencia en los tiempos de caída de objetos con diferente masa.</text:span></text:p>
      <text:p text:style-name="P15"/>
      <text:p text:style-name="P1"><text:span text:style-name="T10">5</text:span>) <text:span text:style-name="T8">Teniendo en cuenta únicamente la masa, se espera que las canicas caigan primero. Por otro lado, si se tiene en cuenta la ec. (6.9) del Serway debemos ser más cuidadosos y comparar el cociente <text:s text:c="3"/>m/(D*rho*A) para el caso de los filtros y las canicas, sin embargo nuestra </text:span><text:soft-page-break/><text:span text:style-name="T8">experiencia cotidiana nos dice que primero caen las canicas,</text:span></text:p>
      <text:p text:style-name="P8"/>
      <text:p text:style-name="P23">Se asume que las masas son de idéntica masa . En lo subrayado está diciendo lo contrario a la rta 4).</text:p>
      <text:p text:style-name="P5">6) La ley encontrada, ya sea la ec. (1.4) o la (1.3) del pdf seguirá siendo válida, lo que cambiará es el modelo aplicado, es decir, cambiará el valor de la constante k.</text:p>
      <text:p text:style-name="P21"/>
      <text:p text:style-name="P3">Resultados y propuestas: </text:p>
      <text:p text:style-name="P6">Se evalúa la justificación de las respuestas /10 + oraciones que complementan las respuestas y conclusiones.</text:p>
      <text:p text:style-name="P2"/>
      <text:p text:style-name="P11"><text:span text:style-name="T18">10/</text:span>10 <text:span text:style-name="T18">en gral está bien jsutificado</text:span></text:p>
      <text:p text:style-name="P9"/>
      <text:p text:style-name="P4">Conclusiones:</text:p>
      <text:p text:style-name="P4">Aparecerán los resultados más importantes encontrados, <text:span text:style-name="T9">si no las han escrito serán las respuestas a las preguntas.</text:span></text:p>
      <text:p text:style-name="P26">6/10</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PE"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P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initial-creator>John Cabrera</meta:initial-creator>
    <dc:creator>John Cabrera</dc:creator>
    <meta:creation-date>2018-10-17T20:54:00Z</meta:creation-date>
    <dc:date>2018-12-12T21:31:20.632850523</dc:date>
    <meta:editing-cycles>48</meta:editing-cycles>
    <meta:editing-duration>PT9H30M42S</meta:editing-duration>
    <meta:document-statistic meta:table-count="0" meta:image-count="0" meta:object-count="0" meta:page-count="2" meta:paragraph-count="25" meta:word-count="626" meta:character-count="3578" meta:non-whitespace-character-count="2971"/>
    <meta:template xlink:type="simple" xlink:actuate="onRequest" xlink:title="" xlink:href="Normal"/>
  </office:meta>
</office:document-meta>
</file>